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2.029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9374in" fo:break-before="auto" style:use-optimal-row-height="false"/>
    </style:style>
    <style:style style:name="ro10" style:family="table-row">
      <style:table-row-properties style:row-height="0.1972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-asian="WenQuanYi Micro Hei" style:font-name-complex="Lohit Hindi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1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20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o.range_from%20and%20(o.range_from).upper()%20or%20''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o.division_from%20and%20(o.division_from).upper()%20or%20''" xlink:type="simple">division from</text:a></text:span></text:p>
          </table:table-cell>
          <table:table-cell table:style-name="ce12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5"/>
          <table:table-cell table:style-name="ce20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s of Central Excise Registration No. ___<text:span text:style-name="T3"><text:a xlink:href="python://o.reg_no_from%20and%20(o.reg_no_from).upper()%20or%20''" xlink:type="simple">reg_no_from</text:a></text:span>___ have undertaken to remove the undermentioned goods from the facetory / warehouse at ___<text:span text:style-name="T3"><text:a xlink:href="python://o.warehouse_from_id.name%20and%20(o.warehouse_from_id.name).upper()%20or%20''" xlink:type="simple">warehouse from name</text:a></text:span>___ to the warehouse </text:p>
            <text:p>at ____<text:span text:style-name="T3"><text:a xlink:href="python://o.warehouse_to_id.name%20and%20(o.warehouse_to_id.name).upper()%20or%20''" xlink:type="simple">warehouse to name</text:a></text:span>____ in Range ____<text:span text:style-name="T1"><text:a xlink:href="python://o.range_to%20and%20(o.range_to).upper()%20or%20''" xlink:type="simple">range to</text:a></text:span>____ Division ____<text:span text:style-name="T2"><text:a xlink:href="python://%20o.division_to%20and%20%20(o.division_to).upper()%20or%20''" xlink:type="simple">division to</text:a></text:span>_____ of Mr. /Messrs ____<text:span text:style-name="T2"><text:a xlink:href="python://o.to_mr_mess%20and%20(o.to_mr_mess).upper()%20or%20''" xlink:type="simple">to_mr_mess</text:a></text:span>______ holder of Central Excise Registration No. ___<text:span text:style-name="T3"><text:a xlink:href="python://o.reg_no_to%20and%20(o.reg_no_to).upper()%20or%20''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6" office:value-type="string" table:number-columns-spanned="2" table:number-rows-spanned="2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 table:number-columns-spanned="1" table:number-rows-spanned="2">
            <text:p>No. &amp; date of Invoice(s) for removal of goods</text:p>
          </table:table-cell>
          <table:table-cell table:style-name="ce6" office:value-type="string" table:number-columns-spanned="1" table:number-rows-spanned="2">
            <text:p>Manner of Transport</text:p>
          </table:table-cell>
          <table:table-cell table:style-name="ce6" office:value-type="string" table:number-columns-spanned="1" table:number-rows-spanned="2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9"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number-columns-repeated="4" table:style-name="ce6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8" office:value-type="string">
            <text:p><text:span text:style-name="T4"><text:a xlink:href="python://o.warehouse_register%20or%20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8" office:value-type="string">
            <text:p><text:a xlink:href="python://o.good_description%20and%20(o.good_description).upper()%20or%20''" xlink:type="simple">good_description</text:a></text:p>
          </table:table-cell>
          <table:table-cell table:style-name="ce8" office:value-type="string">
            <text:p><text:a xlink:href="python://o.package_description%20or%20''" xlink:type="simple">package_description</text:a> KGS</text:p>
          </table:table-cell>
          <table:table-cell table:style-name="ce8" office:value-type="string">
            <text:p><text:a xlink:href="python://o.gross_weight%20or%20''" xlink:type="simple">gross weight</text:a></text:p>
          </table:table-cell>
          <table:table-cell table:style-name="ce16" office:value-type="string">
            <text:p><text:span text:style-name="T8"><text:a xlink:href="python://o.marks_package%20or%20''" xlink:type="simple">marks_package</text:a></text:span></text:p>
          </table:table-cell>
          <table:table-cell table:style-name="ce16" office:value-type="string">
            <text:p><text:span text:style-name="T8"><text:a xlink:href="python://o.good_qty%20or%20''" xlink:type="simple">good_qty</text:a></text:span><text:span text:style-name="T8"> MT</text:span></text:p>
          </table:table-cell>
          <table:table-cell table:style-name="ce16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8" office:value-type="string">
            <text:p><text:a xlink:href="python://o.value%20or%20''" xlink:type="simple">value</text:a></text:p>
          </table:table-cell>
          <table:table-cell table:style-name="ce16"/>
          <table:table-cell table:style-name="ce16" office:value-type="string">
            <text:p><text:span text:style-name="T8"><text:a xlink:href="python://o.duty_rate_line%20and%20%20o.duty_rate_line.duty_rate%20or%20''" xlink:type="simple">duty_rate</text:a></text:span><text:span text:style-name="T8"> %</text:span></text:p>
          </table:table-cell>
          <table:table-cell table:style-name="ce8"/>
          <table:table-cell table:style-name="ce16"/>
          <table:table-cell table:style-name="ce16" office:value-type="string">
            <text:p><text:span text:style-name="T8"><text:a xlink:href="python://o.duty_rate_line%20and%20o.duty_rate_line.amount_inr%20or%20''" xlink:type="simple">amount_inr</text:a></text:span></text:p>
          </table:table-cell>
          <table:table-cell table:style-name="ce8" office:value-type="string">
            <text:p><text:a xlink:href="python://o.invoice_no_id.name%20or%20''" xlink:type="simple">invoice number</text:a></text:p>
            <text:p>DT <text:a xlink:href="python://get_date(o.invoiced_date)%20or%20''" xlink:type="simple">invoiced_date</text:a></text:p>
          </table:table-cell>
          <table:table-cell table:style-name="ce8" office:value-type="string">
            <text:p>Truck No:</text:p>
            <text:p><text:a xlink:href="python://o.marks_package%20or%20''" xlink:type="simple">marks_package</text:a></text:p>
          </table:table-cell>
          <table:table-cell table:style-name="ce16" office:value-type="string">
            <text:p><text:span text:style-name="T8"><text:a xlink:href="python://o.remarks%20and%20(o.remarks).upper()%20or%20''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9" office:value-type="string" table:number-columns-spanned="11" table:number-rows-spanned="2">
            <text:p>PLACE <text:span text:style-name="T5"><text:a xlink:href="python://o.division_from%20and%20(o.division_from).upper()%20or%20''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3"/>
          <table:table-cell table:style-name="ce17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19"/>
          <table:covered-table-cell table:style-name="ce21"/>
          <table:table-cell table:number-columns-repeated="1008"/>
        </table:table-row>
        <table:table-row table:style-name="ro14">
          <table:covered-table-cell table:style-name="ce10"/>
          <table:covered-table-cell table:number-columns-repeated="10" table:style-name="ce14"/>
          <table:covered-table-cell table:number-columns-repeated="4" table:style-name="ce18"/>
          <table:covered-table-cell table:style-name="ce22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2-05T10:18:02</dc:date>
    <dc:creator>TrongNguyen </dc:creator>
    <meta:editing-duration>PT2H24M</meta:editing-duration>
    <meta:editing-cycles>37</meta:editing-cycles>
    <meta:generator>LibreOffice/3.5$Linux_x86 LibreOffice_project/350m1$Build-2</meta:generator>
    <meta:document-statistic meta:table-count="3" meta:cell-count="52" meta:object-count="0"/>
  </office:meta>
</office:document-meta>
</file>